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loext:contextual-spacing="false" fo:line-height="115%"/>
      <style:text-properties fo:language="es" fo:country="PE" officeooo:rsid="0006e9c4" officeooo:paragraph-rsid="0006e9c4"/>
    </style:style>
    <style:style style:name="P2" style:family="paragraph" style:parent-style-name="Standard">
      <style:paragraph-properties fo:margin-top="0in" fo:margin-bottom="0in" loext:contextual-spacing="false" fo:line-height="115%" fo:text-align="justify" style:justify-single-word="false"/>
      <style:text-properties fo:language="es" fo:country="PE" officeooo:rsid="0006e9c4" officeooo:paragraph-rsid="0006e9c4"/>
    </style:style>
    <style:style style:name="P3" style:family="paragraph" style:parent-style-name="Standard" style:list-style-name="L1">
      <style:paragraph-properties fo:margin-top="0in" fo:margin-bottom="0in" loext:contextual-spacing="false" fo:line-height="115%" fo:text-align="justify" style:justify-single-word="false"/>
      <style:text-properties fo:language="es" fo:country="PE" officeooo:rsid="0006e9c4" officeooo:paragraph-rsid="0006e9c4"/>
    </style:style>
    <style:style style:name="P4" style:family="paragraph" style:parent-style-name="Standard" style:list-style-name="L1">
      <style:paragraph-properties fo:margin-top="0in" fo:margin-bottom="0in" loext:contextual-spacing="false" fo:line-height="115%" fo:text-align="justify" style:justify-single-word="false"/>
      <style:text-properties fo:language="es" fo:country="PE" officeooo:rsid="0008993d" officeooo:paragraph-rsid="0008993d"/>
    </style:style>
    <style:style style:name="P5" style:family="paragraph" style:parent-style-name="Standard" style:list-style-name="L1">
      <style:paragraph-properties fo:margin-top="0in" fo:margin-bottom="0in" loext:contextual-spacing="false" fo:line-height="115%" fo:text-align="justify" style:justify-single-word="false"/>
      <style:text-properties fo:language="es" fo:country="PE" officeooo:rsid="0008993d" officeooo:paragraph-rsid="000979dc"/>
    </style:style>
    <style:style style:name="P6" style:family="paragraph" style:parent-style-name="Standard">
      <style:paragraph-properties fo:margin-top="0in" fo:margin-bottom="0in" loext:contextual-spacing="false" fo:line-height="115%" fo:text-align="justify" style:justify-single-word="false"/>
      <style:text-properties fo:language="es" fo:country="PE" officeooo:rsid="0008993d" officeooo:paragraph-rsid="000979dc"/>
    </style:style>
    <style:style style:name="P7" style:family="paragraph" style:parent-style-name="Standard" style:list-style-name="L1">
      <style:paragraph-properties fo:margin-top="0in" fo:margin-bottom="0in" loext:contextual-spacing="false" fo:line-height="115%" fo:text-align="justify" style:justify-single-word="false"/>
      <style:text-properties fo:language="es" fo:country="PE" officeooo:rsid="000b818d" officeooo:paragraph-rsid="000b818d"/>
    </style:style>
    <style:style style:name="P8" style:family="paragraph" style:parent-style-name="Standard">
      <style:paragraph-properties fo:margin-top="0in" fo:margin-bottom="0in" loext:contextual-spacing="false" fo:line-height="115%" fo:text-align="justify" style:justify-single-word="false"/>
      <style:text-properties fo:language="es" fo:country="PE" officeooo:rsid="000b818d" officeooo:paragraph-rsid="000b818d"/>
    </style:style>
    <style:style style:name="P9" style:family="paragraph" style:parent-style-name="Standard">
      <style:paragraph-properties fo:margin-top="0in" fo:margin-bottom="0in" loext:contextual-spacing="false" fo:line-height="115%"/>
      <style:text-properties fo:language="es" fo:country="PE" fo:font-style="italic" officeooo:rsid="0006e9c4" officeooo:paragraph-rsid="0006e9c4" style:font-style-asian="italic" style:font-style-complex="italic"/>
    </style:style>
    <style:style style:name="P10" style:family="paragraph" style:parent-style-name="Standard" style:list-style-name="L1">
      <style:paragraph-properties fo:margin-top="0in" fo:margin-bottom="0in" loext:contextual-spacing="false" fo:line-height="115%" fo:text-align="justify" style:justify-single-word="false"/>
      <style:text-properties officeooo:paragraph-rsid="0006e9c4"/>
    </style:style>
    <style:style style:name="P11" style:family="paragraph" style:parent-style-name="Standard" style:list-style-name="L1">
      <style:paragraph-properties fo:margin-top="0in" fo:margin-bottom="0in" loext:contextual-spacing="false" fo:line-height="115%" fo:text-align="justify" style:justify-single-word="false"/>
      <style:text-properties officeooo:paragraph-rsid="0008993d"/>
    </style:style>
    <style:style style:name="P12" style:family="paragraph" style:parent-style-name="Standard">
      <style:paragraph-properties fo:margin-top="0in" fo:margin-bottom="0in" loext:contextual-spacing="false" fo:line-height="115%" fo:text-align="justify" style:justify-single-word="false"/>
      <style:text-properties officeooo:paragraph-rsid="0008993d"/>
    </style:style>
    <style:style style:name="P13" style:family="paragraph" style:parent-style-name="Standard" style:list-style-name="L2">
      <style:paragraph-properties fo:margin-top="0in" fo:margin-bottom="0in" loext:contextual-spacing="false" fo:line-height="115%" fo:text-align="justify" style:justify-single-word="false"/>
      <style:text-properties officeooo:rsid="0008993d" officeooo:paragraph-rsid="0008993d"/>
    </style:style>
    <style:style style:name="P14" style:family="paragraph" style:parent-style-name="Standard">
      <style:paragraph-properties fo:margin-top="0in" fo:margin-bottom="0in" loext:contextual-spacing="false" fo:line-height="115%" fo:text-align="center" style:justify-single-word="false"/>
      <style:text-properties fo:font-size="18pt" fo:language="es" fo:country="PE" fo:font-weight="bold" officeooo:rsid="0006e9c4" officeooo:paragraph-rsid="0006e9c4" style:font-size-asian="18pt" style:font-weight-asian="bold" style:font-size-complex="18pt" style:font-weight-complex="bold"/>
    </style:style>
    <style:style style:name="P15" style:family="paragraph" style:parent-style-name="Standard">
      <style:paragraph-properties fo:margin-left="0.4925in" fo:margin-right="0in" fo:margin-top="0in" fo:margin-bottom="0in" loext:contextual-spacing="false" fo:line-height="115%" fo:text-align="justify" style:justify-single-word="false" fo:text-indent="0in" style:auto-text-indent="false"/>
      <style:text-properties officeooo:paragraph-rsid="000b85c5"/>
    </style:style>
    <style:style style:name="P16" style:family="paragraph" style:parent-style-name="Standard">
      <style:paragraph-properties fo:margin-left="0.4925in" fo:margin-right="0in" fo:margin-top="0in" fo:margin-bottom="0in" loext:contextual-spacing="false" fo:line-height="115%" fo:text-align="justify" style:justify-single-word="false" fo:text-indent="0in" style:auto-text-indent="false"/>
      <style:text-properties officeooo:paragraph-rsid="000979dc"/>
    </style:style>
    <style:style style:name="T1" style:family="text">
      <style:text-properties fo:language="es" fo:country="PE"/>
    </style:style>
    <style:style style:name="T2" style:family="text">
      <style:text-properties fo:language="es" fo:country="PE" officeooo:rsid="0006e9c4"/>
    </style:style>
    <style:style style:name="T3" style:family="text">
      <style:text-properties fo:language="es" fo:country="PE" officeooo:rsid="0008993d"/>
    </style:style>
    <style:style style:name="T4" style:family="text">
      <style:text-properties fo:language="es" fo:country="PE" officeooo:rsid="000979dc"/>
    </style:style>
    <style:style style:name="T5" style:family="text">
      <style:text-properties fo:language="es" fo:country="PE" officeooo:rsid="0009a62c"/>
    </style:style>
    <style:style style:name="T6" style:family="text">
      <style:text-properties fo:language="es" fo:country="PE" officeooo:rsid="000b85c5"/>
    </style:style>
    <style:style style:name="T7" style:family="text">
      <style:text-properties officeooo:rsid="000979dc"/>
    </style:style>
    <style:style style:name="T8" style:family="text">
      <style:text-properties officeooo:rsid="000b85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Hackathon Semana 8</text:p>
      <text:p text:style-name="P9">Sandro Marcelo Peirano Gozalvez</text:p>
      <text:p text:style-name="P1"/>
      <text:p text:style-name="P2">Reto 1</text:p>
      <text:p text:style-name="P2"/>
      <text:list xml:id="list1697405421" text:style-name="L1">
        <text:list-item>
          <text:p text:style-name="P4">¿Cuál es la importancia de usar un algoritmo?</text:p>
          <text:p text:style-name="P4"/>
          <text:p text:style-name="P3">Un algoritmo es es un conjunto finito de instrucciones bien definidas e implementables en una computadora con la finalidad de resolver un clase de problemas o realizar un cálculo. Se pueden aplicar en el ámbito de cálculos numéricos, procesamiento y análisis de data, automatización, entre otros.</text:p>
          <text:p text:style-name="P3"/>
          <text:p text:style-name="P10"><text:span text:style-name="T2">La importancia de los algoritmos en el caso expuesto radica en su utilidad al ayudarnos a cumplir con los objetivos del negocio. Estos algoritmos </text:span><text:span text:style-name="T3">son parte de</text:span><text:span text:style-name="T2"> procesos clave de negocios </text:span><text:span text:style-name="T3">en la cadena de valor como logística de entrada y de salida, venta, contabilidad de costos, marketing y servicios de post-venta, por mencionar algunos. Esto significa que algoritmos eficaces y eficientes contribuyen a la cadena de valor de las empresas.</text:span></text:p>
          <text:p text:style-name="P3"/>
        </text:list-item>
        <text:list-item>
          <text:p text:style-name="P4">¿Cómo un algoritmo mejora el proceso o servicio de una empresa?</text:p>
          <text:p text:style-name="P4"/>
          <text:p text:style-name="P11"><text:span text:style-name="T3">Para que un algoritmo pueda mejorar el proceso o servicio de una empresa este tiene que lograr uno de dos objetivos:</text:span></text:p>
          <text:p text:style-name="P11"><text:span text:style-name="T3"/></text:p>
        </text:list-item>
      </text:list>
      <text:list xml:id="list2053985924" text:style-name="L2">
        <text:list-item>
          <text:list>
            <text:list-item>
              <text:p text:style-name="P13"><text:span text:style-name="T1">Reducir los costos de la empresa</text:span></text:p>
            </text:list-item>
            <text:list-item>
              <text:p text:style-name="P13"><text:span text:style-name="T1">Incrementar el valor percibido por el cliente que consume el servicios</text:span></text:p>
            </text:list-item>
          </text:list>
        </text:list-item>
      </text:list>
      <text:p text:style-name="P12"><text:span text:style-name="T3"/></text:p>
      <text:list xml:id="list112422421836883" text:continue-list="list1697405421" text:style-name="L1">
        <text:list-header>
          <text:p text:style-name="P5">Los <text:span text:style-name="T7">algoritmos</text:span> pueden lograr el primer punto de distinta manera. Una de ellas es su implementación en el costeo de operaciones. Por ejemplo, en nuestro caso podemos definir un algoritmo cuyas entradas sean ciertas variables (Ruta escogida, distancia total recibida, velocidad promedio y horario de salida; <text:span text:style-name="T7">solo para mencionar algunas) y de como resultado el costo operativo esperado. Otro algoritmo puede usar este algoritmo, probar distintas combinaciones de variables pertinentes y dar como respuesta un análisis de escenarios, facilitando la toma de decisiones.</text:span></text:p>
        </text:list-header>
      </text:list>
      <text:p text:style-name="P6"/>
      <text:p text:style-name="P16"><text:span text:style-name="T4">Por otra parte, los algoritmos pueden dar un valor agregado al cliente </text:span><text:span text:style-name="T5">al recibir información de este y adaptando el servicio a su experiencia dependiendo del uso que se le da. Si esto se logra realizar de manera eficaz, nuestro valor agregado aumenta.</text:span></text:p>
      <text:p text:style-name="P16"><text:span text:style-name="T5"/></text:p>
      <text:p text:style-name="P16"><text:span text:style-name="T5"/></text:p>
      <text:p text:style-name="P16"><text:span text:style-name="T5"/></text:p>
      <text:p text:style-name="P16"><text:span text:style-name="T5"/></text:p>
      <text:p text:style-name="P6"/>
      <text:list xml:id="list112421089346650" text:continue-numbering="true" text:style-name="L1">
        <text:list-item>
          <text:p text:style-name="P7"><text:soft-page-break/>¿El algoritmo expuesto en este caso es el único con el que cuenta TuTienda?</text:p>
          <text:p text:style-name="P7"/>
          <text:p text:style-name="P7">El modelo de negocio de una empresa puede ser explicado como una colección de procesos y estos no son nada más que algoritmos que expresan la lógica de la empresa <text:span text:style-name="T8">en funciona a entradas, salidas y una colección de pasos finitos en un lenguaje de alto nivel y con una lógica procedimental.</text:span></text:p>
        </text:list-item>
      </text:list>
      <text:p text:style-name="P8"/>
      <text:p text:style-name="P15"><text:span text:style-name="T6">La empresas cuentan con procesos clave (logística, venta, post-venta) y procesos auxiliares (Recursos humanos, adquisiciones, contabilidad y finanzas) bajo el enfoque de cadena de valor. Estos son analizados bajo un marco de referencia de procesos de negocios. Por lo tanto, estos se pueden expresar como los algoritmos de una empres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3T09:17:17.782988365</meta:creation-date>
    <dc:date>2020-05-23T11:24:20.348952504</dc:date>
    <meta:editing-duration>PT1H55M50S</meta:editing-duration>
    <meta:editing-cycles>6</meta:editing-cycles>
    <meta:generator>LibreOffice/6.4.4.1$Linux_X86_64 LibreOffice_project/40$Build-1</meta:generator>
    <meta:document-statistic meta:table-count="0" meta:image-count="0" meta:object-count="0" meta:page-count="2" meta:paragraph-count="15" meta:word-count="430" meta:character-count="2638" meta:non-whitespace-character-count="2228"/>
  </office:meta>
</office:document-meta>
</file>